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890a2"/>
    </style:style>
    <style:style style:name="P2" style:family="paragraph" style:parent-style-name="Standard">
      <style:text-properties fo:font-size="12pt" fo:font-weight="normal" officeooo:paragraph-rsid="00094892" style:font-size-asian="10.5pt" style:font-weight-asian="normal" style:font-size-complex="12pt" style:font-weight-complex="normal"/>
    </style:style>
    <style:style style:name="P3" style:family="paragraph" style:parent-style-name="Standard">
      <style:text-properties officeooo:paragraph-rsid="00094892"/>
    </style:style>
    <style:style style:name="P4" style:family="paragraph" style:parent-style-name="Standard">
      <style:text-properties fo:font-size="12pt" fo:font-weight="normal" officeooo:paragraph-rsid="00094892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paragraph-rsid="000b713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bold" officeooo:paragraph-rsid="000890a2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paragraph-rsid="00094892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4pt" fo:font-weight="bold" officeooo:paragraph-rsid="000b7133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paragraph-rsid="000890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2 Report</text:p>
      <text:p text:style-name="P1">Matt McKillip</text:p>
      <text:p text:style-name="P1">CprE 308</text:p>
      <text:p text:style-name="P1">2/4/15</text:p>
      <text:p text:style-name="P1"/>
      <text:p text:style-name="P8">Purpose</text:p>
      <text:p text:style-name="P5">The purpose of this lab is to become familiar with how processes are created, handled, and closed</text:p>
      <text:p text:style-name="P8"/>
      <text:p text:style-name="P8">Execution</text:p>
      <text:p text:style-name="P6">Creating new Processes</text:p>
      <text:p text:style-name="P2">In this section I reviewed what the creation and waiting of a process. This was review from lecture this week. In the examples given, it is clear how to create a child process and handle that process differently by checking the pid_t. </text:p>
      <text:p text:style-name="P1"/>
      <text:p text:style-name="P7">Exec functions</text:p>
      <text:p text:style-name="P3">Again, this section was review from lecture over the exec functions. During the examples and the programming assignment for this lab, I learned what variables should be passed as the argArray and the envArray, which was unclear before doing coding examples. </text:p>
      <text:p text:style-name="P1"/>
      <text:p text:style-name="P7">Anyopen.c</text:p>
      <text:p text:style-name="P2">I used the examples provided as a skeleton for my code. I was limited by my knowledge of the c language, so my code may not be the most efficient as possible. </text:p>
      <text:p text:style-name="P2"/>
      <text:p text:style-name="P5">The strategy I used was have two char arrays hard coded with the extensions and corresponding executables in the same index. This allowed me to use a for loop to open the input file with the correct executable. I also use a helper method which returns 1 or 0 if the file ends with a certain extension to keep my code clean.</text:p>
      <text:p text:style-name="P5"/>
      <text:p text:style-name="P5">I did all of my comparing in the child==0 branch of my if statement, following the form of the examples in part 4. Doing this allows a main function to continue running in the background. This would be very useful in a larger program or if I were to implement opening multiple files. I do a few input validation checking prior to the execlp calls to check if the file type is supported and that the user has imputed a file. <text:s/></text:p>
      <text:p text:style-name="P5"/>
      <text:p text:style-name="P5">I ran into a few complications figuring out the input of the execlp function, but was able to figure it out using the exec 2 man terminal call. I also had issues with garbage returns to the terminal from my program when given bad output. I solved this by adding more robust validation at the beginning and during the program. One error that I could not figure out was when anyopen would open a file, the file would open correctly, but the executable would seem to crash upon closing of the window. </text:p>
      <text:p text:style-name="P5"/>
      <text:p text:style-name="P8">Conclusion</text:p>
      <text:p text:style-name="P5">This lab was successful in getting a foundation of understanding in creating, identifying, and terminating processes. I was able to get my code working according to the specifications listed in the lab instruc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McKillip</meta:initial-creator>
    <meta:creation-date>2015-01-28T12:36:41</meta:creation-date>
    <meta:generator>LibreOffice/4.0.4.2$Linux_X86_64 LibreOffice_project/400m0$Build-2</meta:generator>
    <dc:date>2015-02-02T14:46:22</dc:date>
    <dc:creator>Matt McKillip</dc:creator>
    <meta:editing-duration>PT39M28S</meta:editing-duration>
    <meta:editing-cycles>4</meta:editing-cycles>
    <meta:document-statistic meta:table-count="0" meta:image-count="0" meta:object-count="0" meta:page-count="1" meta:paragraph-count="18" meta:word-count="417" meta:character-count="2320" meta:non-whitespace-character-count="1915"/>
  </office:meta>
</office:document-meta>
</file>